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32e" officeooo:paragraph-rsid="0006b32e"/>
    </style:style>
    <style:style style:name="P2" style:family="paragraph" style:parent-style-name="Standard">
      <style:text-properties officeooo:rsid="00087b8c" officeooo:paragraph-rsid="00087b8c"/>
    </style:style>
    <style:style style:name="P3" style:family="paragraph" style:parent-style-name="Standard">
      <style:text-properties officeooo:rsid="000a5f81" officeooo:paragraph-rsid="000a5f81"/>
    </style:style>
    <style:style style:name="P4" style:family="paragraph" style:parent-style-name="Standard">
      <style:text-properties officeooo:rsid="000aadb1" officeooo:paragraph-rsid="000aadb1"/>
    </style:style>
    <style:style style:name="P5" style:family="paragraph" style:parent-style-name="Standard">
      <style:text-properties officeooo:rsid="000aadb1" officeooo:paragraph-rsid="000c4c95"/>
    </style:style>
    <style:style style:name="P6" style:family="paragraph" style:parent-style-name="Standard">
      <style:text-properties officeooo:rsid="000d57e4" officeooo:paragraph-rsid="000d57e4"/>
    </style:style>
    <style:style style:name="P7" style:family="paragraph" style:parent-style-name="Standard">
      <style:text-properties officeooo:rsid="00106d3e" officeooo:paragraph-rsid="000d57e4"/>
    </style:style>
    <style:style style:name="P8" style:family="paragraph" style:parent-style-name="Standard">
      <style:text-properties officeooo:rsid="00119541" officeooo:paragraph-rsid="00119541"/>
    </style:style>
    <style:style style:name="P9" style:family="paragraph" style:parent-style-name="Standard">
      <style:text-properties officeooo:rsid="0015d654" officeooo:paragraph-rsid="0015d654"/>
    </style:style>
    <style:style style:name="P10" style:family="paragraph" style:parent-style-name="Standard">
      <style:text-properties fo:font-style="normal" officeooo:rsid="00087b8c" officeooo:paragraph-rsid="00087b8c" style:font-style-asian="normal" style:font-style-complex="normal"/>
    </style:style>
    <style:style style:name="P11" style:family="paragraph" style:parent-style-name="Standard">
      <style:text-properties fo:font-style="normal" officeooo:rsid="000aadb1" officeooo:paragraph-rsid="000aadb1" style:font-style-asian="normal" style:font-style-complex="normal"/>
    </style:style>
    <style:style style:name="P12" style:family="paragraph" style:parent-style-name="Standard">
      <style:text-properties fo:font-style="normal" officeooo:rsid="000c4c95" officeooo:paragraph-rsid="000c4c95" style:font-style-asian="normal" style:font-style-complex="normal"/>
    </style:style>
    <style:style style:name="P13" style:family="paragraph" style:parent-style-name="Footnote">
      <style:text-properties officeooo:rsid="000eee0f" officeooo:paragraph-rsid="000eee0f"/>
    </style:style>
    <style:style style:name="P14" style:family="paragraph" style:parent-style-name="Footnote">
      <style:paragraph-properties fo:margin-left="0in" fo:margin-right="0in" fo:text-indent="0in" style:auto-text-indent="false"/>
      <style:text-properties officeooo:rsid="000d57e4" officeooo:paragraph-rsid="000d57e4"/>
    </style:style>
    <style:style style:name="P15" style:family="paragraph" style:parent-style-name="Body">
      <style:text-properties officeooo:rsid="0094e880" officeooo:paragraph-rsid="0015d654"/>
    </style:style>
    <style:style style:name="P16" style:family="paragraph" style:parent-style-name="Body">
      <style:text-properties style:font-name="Times New Roman" fo:font-style="normal" fo:font-weight="normal" officeooo:rsid="0094e880" officeooo:paragraph-rsid="0015d654" style:font-style-asian="normal" style:font-weight-asian="normal" style:font-style-complex="normal" style:font-weight-complex="normal"/>
    </style:style>
    <style:style style:name="P17" style:family="paragraph" style:parent-style-name="Body">
      <style:text-properties style:font-name="Times New Roman" fo:font-style="normal" officeooo:rsid="00199cf7" officeooo:paragraph-rsid="00199cf7" style:font-style-asian="normal" style:font-style-complex="normal"/>
    </style:style>
    <style:style style:name="P18" style:family="paragraph" style:parent-style-name="Body">
      <style:text-properties style:font-name="Times New Roman" fo:font-style="normal" officeooo:rsid="001a1b22" officeooo:paragraph-rsid="001a1b22" style:font-style-asian="normal" style:font-style-complex="normal"/>
    </style:style>
    <style:style style:name="P19" style:family="paragraph" style:parent-style-name="Body">
      <style:text-properties style:font-name="Times New Roman" fo:font-style="normal" officeooo:rsid="001c0191" officeooo:paragraph-rsid="001c0191" style:font-style-asian="normal" style:font-style-complex="normal"/>
    </style:style>
    <style:style style:name="P20" style:family="paragraph" style:parent-style-name="Body">
      <style:text-properties style:font-name="Times New Roman" fo:font-style="normal" officeooo:rsid="001c038d" officeooo:paragraph-rsid="001c038d" style:font-style-asian="normal" style:font-style-complex="normal"/>
    </style:style>
    <style:style style:name="P21" style:family="paragraph" style:parent-style-name="Body">
      <style:text-properties style:font-name="Times New Roman" fo:font-style="normal" officeooo:rsid="001caca8" officeooo:paragraph-rsid="001caca8" style:font-style-asian="normal" style:font-style-complex="normal"/>
    </style:style>
    <style:style style:name="P22" style:family="paragraph" style:parent-style-name="Body">
      <style:text-properties officeooo:rsid="0017ee2b" officeooo:paragraph-rsid="0017ee2b"/>
    </style:style>
    <style:style style:name="P23" style:family="paragraph" style:parent-style-name="Body">
      <style:text-properties officeooo:rsid="00199cf7" officeooo:paragraph-rsid="00199cf7"/>
    </style:style>
    <style:style style:name="P24"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0d57e4" officeooo:paragraph-rsid="00127c7a" style:letter-kerning="true" fo:background-color="transparent" style:font-name-asian="ヒラギノ角ゴ Pro W3" style:font-size-asian="12pt" text:display="true" fo:hyphenate="true" fo:hyphenation-remain-char-count="2" fo:hyphenation-push-char-count="2"/>
    </style:style>
    <style:style style:name="P25"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fo:font-size="12pt" fo:letter-spacing="normal" fo:language="en" fo:country="US" style:text-underline-style="none" officeooo:rsid="0013b6b4" officeooo:paragraph-rsid="0013b6b4" style:letter-kerning="true" fo:background-color="transparent" style:font-name-asian="ヒラギノ角ゴ Pro W3" style:font-size-asian="12pt" text:display="true" fo:hyphenate="true" fo:hyphenation-remain-char-count="2" fo:hyphenation-push-char-count="2"/>
    </style:style>
    <style:style style:name="P26"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bold" officeooo:rsid="0094e880" officeooo:paragraph-rsid="0015d654" style:letter-kerning="true" fo:background-color="transparent" style:font-name-asian="ヒラギノ角ゴ Pro W3" style:font-size-asian="12pt" style:font-style-asian="normal" style:font-weight-asian="bold" style:font-style-complex="normal" style:font-weight-complex="bold" text:display="true" fo:hyphenate="true" fo:hyphenation-remain-char-count="2" fo:hyphenation-push-char-count="2"/>
    </style:style>
    <style:style style:name="P27"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27c7a" officeooo:paragraph-rsid="00127c7a"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28" style:family="paragraph" style:parent-style-name="Body">
      <style:paragraph-properties fo:margin-top="0in" fo:margin-bottom="0in" style:contextual-spacing="false" fo:line-height="100%" fo:text-align="start" style:justify-single-word="false" fo:orphans="2" fo:widows="2" fo:hyphenation-ladder-count="no-limit" fo:background-color="transparent">
        <style:background-image/>
      </style:paragraph-properties>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fo:font-weight="normal" officeooo:rsid="0013b6b4" officeooo:paragraph-rsid="0013b6b4" style:letter-kerning="true" fo:background-color="transparent" style:font-name-asian="ヒラギノ角ゴ Pro W3" style:font-size-asian="12pt" style:font-style-asian="normal" style:font-weight-asian="normal" style:font-name-complex="Times New Roman" style:font-style-complex="normal" style:font-weight-complex="normal" text:display="true" fo:hyphenate="true" fo:hyphenation-remain-char-count="2" fo:hyphenation-push-char-count="2"/>
    </style:style>
    <style:style style:name="P29" style:family="paragraph" style:parent-style-name="Standard">
      <style:text-properties officeooo:rsid="0015d654" officeooo:paragraph-rsid="0015d654"/>
    </style:style>
    <style:style style:name="P30" style:family="paragraph" style:parent-style-name="Standard">
      <style:text-properties officeooo:rsid="001ea642" officeooo:paragraph-rsid="001ea642"/>
    </style:style>
    <style:style style:name="T1" style:family="text">
      <style:text-properties fo:font-style="italic" style:font-style-asian="italic" style:font-style-complex="italic"/>
    </style:style>
    <style:style style:name="T2" style:family="text">
      <style:text-properties fo:font-style="italic" officeooo:rsid="000c4c95"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0a5f81" style:font-style-asian="normal" style:font-style-complex="normal"/>
    </style:style>
    <style:style style:name="T6" style:family="text">
      <style:text-properties fo:font-style="normal" officeooo:rsid="000aadb1" style:font-style-asian="normal" style:font-style-complex="normal"/>
    </style:style>
    <style:style style:name="T7" style:family="text">
      <style:text-properties fo:font-style="normal" officeooo:rsid="000b725a" style:font-style-asian="normal" style:font-style-complex="normal"/>
    </style:style>
    <style:style style:name="T8" style:family="text">
      <style:text-properties fo:font-style="normal" officeooo:rsid="000c4c95" style:font-style-asian="normal" style:font-style-complex="normal"/>
    </style:style>
    <style:style style:name="T9" style:family="text">
      <style:text-properties fo:font-style="normal" officeooo:rsid="00106d3e"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name-complex="Times New Roman" style:font-weight-complex="normal"/>
    </style:style>
    <style:style style:name="T13" style:family="text">
      <style:text-properties fo:font-weight="normal" officeooo:rsid="0015d654" style:font-weight-asian="normal" style:font-name-complex="Times New Roman" style:font-weight-complex="normal"/>
    </style:style>
    <style:style style:name="T14" style:family="text">
      <style:text-properties officeooo:rsid="000eee0f"/>
    </style:style>
    <style:style style:name="T15"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style:letter-kerning="true" fo:background-color="transparent" loext:char-shading-value="0" style:font-name-asian="ヒラギノ角ゴ Pro W3" style:font-size-asian="12pt" style:font-style-asian="normal" style:font-style-complex="normal" text:display="true"/>
    </style:style>
    <style:style style:name="T16" style:family="text">
      <style:text-properties fo:font-variant="normal" fo:text-transform="none" fo:color="#000000" style:text-outline="false" style:text-line-through-style="none" style:text-line-through-type="none" style:text-position="0% 100%" style:font-name="Times New Roman" fo:font-size="12pt" fo:letter-spacing="normal" fo:language="en" fo:country="US" fo:font-style="normal" style:text-underline-style="none" officeooo:rsid="0023bf4c" style:letter-kerning="true" fo:background-color="transparent" loext:char-shading-value="0" style:font-name-asian="ヒラギノ角ゴ Pro W3" style:font-size-asian="12pt" style:font-style-asian="normal" style:font-style-complex="normal" text:display="true"/>
    </style:style>
    <style:style style:name="T17" style:family="text">
      <style:text-properties style:font-name="Times New Roman" fo:font-style="normal" officeooo:rsid="000c4c95" style:font-style-asian="normal" style:font-name-complex="Times New Roman" style:font-style-complex="normal"/>
    </style:style>
    <style:style style:name="T18" style:family="text">
      <style:text-properties style:font-name="Times New Roman" fo:font-style="normal" officeooo:rsid="00127c7a" style:font-style-asian="normal" style:font-name-complex="Times New Roman" style:font-style-complex="normal"/>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officeooo:rsid="00199cf7" style:font-style-asian="normal" style:font-style-complex="normal"/>
    </style:style>
    <style:style style:name="T21"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22" style:family="text">
      <style:text-properties style:font-name="Times New Roman" fo:font-style="normal" fo:font-weight="normal" officeooo:rsid="000c4c95" style:font-style-asian="normal" style:font-weight-asian="normal" style:font-name-complex="Times New Roman" style:font-style-complex="normal" style:font-weight-complex="normal"/>
    </style:style>
    <style:style style:name="T23" style:family="text">
      <style:text-properties style:font-name="Times New Roman" fo:font-style="normal" fo:font-weight="normal" officeooo:rsid="00127c7a" style:font-style-asian="normal" style:font-weight-asian="normal" style:font-name-complex="Times New Roman" style:font-style-complex="normal" style:font-weight-complex="normal"/>
    </style:style>
    <style:style style:name="T24" style:family="text">
      <style:text-properties style:font-name="Times New Roman" fo:font-style="normal" fo:font-weight="normal" officeooo:rsid="0014e240" style:font-style-asian="normal" style:font-weight-asian="normal" style:font-name-complex="Times New Roman" style:font-style-complex="normal" style:font-weight-complex="normal"/>
    </style:style>
    <style:style style:name="T25" style:family="text">
      <style:text-properties style:font-name="Times New Roman" fo:font-style="normal" fo:font-weight="normal" style:font-style-asian="normal" style:font-weight-asian="normal" style:font-style-complex="normal" style:font-weight-complex="normal"/>
    </style:style>
    <style:style style:name="T26" style:family="text">
      <style:text-properties style:font-name="Times New Roman" fo:font-style="normal" fo:font-weight="normal" officeooo:rsid="0095deb0" style:font-style-asian="normal" style:font-weight-asian="normal" style:font-style-complex="normal" style:font-weight-complex="normal"/>
    </style:style>
    <style:style style:name="T27" style:family="text">
      <style:text-properties style:font-name="Times New Roman" fo:font-style="normal" fo:font-weight="normal" officeooo:rsid="0015d654" style:font-style-asian="normal" style:font-weight-asian="normal" style:font-style-complex="normal" style:font-weight-complex="normal"/>
    </style:style>
    <style:style style:name="T28" style:family="text">
      <style:text-properties style:font-name="Times New Roman" fo:font-style="normal" fo:font-weight="normal" officeooo:rsid="0017ee2b" style:font-style-asian="normal" style:font-weight-asian="normal" style:font-style-complex="normal" style:font-weight-complex="normal"/>
    </style:style>
    <style:style style:name="T29" style:family="text">
      <style:text-properties style:font-name="Times New Roman" fo:font-style="italic" fo:font-weight="normal" officeooo:rsid="000c4c95" style:font-style-asian="italic" style:font-weight-asian="normal" style:font-name-complex="Times New Roman"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season has been about meaning, and it has been about formations and transformations and the intersection of the two. <text:s/>And it has been about <text:span text:style-name="T1">meaningness</text:span><text:span text:style-name="T4">, discussed</text:span> in many and roundabout ways without spelling out what it is (this post will change that). This season has been written it during one of the most transformative periods of my life, so much so that the conclusion of some episodes changed into its polar oposite during the time in which it was written. Hence the two voices, one from before called "Me" and one in the process of transformation called "Notme". Notme has also been the voice of a pletora of people at different levels of closeness against which I have wielded my prejudice and cultural biases. This season has been endowed with a metalevel in this sense: I have written about transformations while my views on the subject was shifting. </text:p>
      <text:p text:style-name="P1"/>
      <text:p text:style-name="P1">Another knowledge gained in the last months is the realisation how deeply influenced I am by the historical context I find myself in, which goes by the name modernity. It will be the focus of season 2, but I mention it here as a testament to a layer of myself I have considered universal and "normal" is a product of my time. Modernity I define as a having two ingredients: 1) An historical period during which a culture change tangibly over the course of a generation for several generations, such that each generation is growing up under significantly diffe conditions than their parent's. 2) A cultural notion that change is progress. With that definition our time is modern, and some parts of the world have been modern for a couple of hundred years, from the scientific revolution taking place in Europe during the 17th century, until the near future. But more on that next season. The reason I bring it up here is that I need the concept of the <text:span text:style-name="T1">project</text:span><text:span text:style-name="T4">. This is an integral part of modernity, a project encapsulates and combines the concepts of transformations and the notion that change is good. The heart of what Notme calls </text:span><text:span text:style-name="T1">meaningness</text:span><text:span text:style-name="T4"> lies in the project.</text:span></text:p>
      <text:p text:style-name="P1"/>
      <text:p text:style-name="P2"><text:span text:style-name="T4">Three definitions of the word </text:span><text:span text:style-name="T1">meaning</text:span><text:span text:style-name="T4"> were discussed during the first three episodes of this season. They were:</text:span></text:p>
      <text:p text:style-name="P10">1. Cosmic Meaning</text:p>
      <text:p text:style-name="P10">2. Meaning of stuff</text:p>
      <text:p text:style-name="P10">3. Meaningness</text:p>
      <text:p text:style-name="P2"/>
      <text:p text:style-name="P2">Cosmic meaning is the significance events have on a cosmic or meta-physical level, and it was dismissed as irrelevant. Whether there is a cosmic significance to my being in the world, or whatever happens to me can have absolutely no baring on my life. God or no God, cosmic plan or not, in the end it is up to me to live my life, make my own decisions and interact with my surroundings and fellow creatures how I see fit. I am not calling myself a theist nor an atheist, since God's existence is irrelevant. </text:p>
      <text:p text:style-name="P2"/>
      <text:p text:style-name="P2"><text:span text:style-name="T4">The meaning of stuff, on the other hand, is quite significant to how I preceive the world. We are biological creatures, and our perceptions of the world, both physical and abstract, depends on our biology. This decides the way we categorise our surroundings, turning a bunch of very similar molecules and cells into separate stuff. How we differentiate between rocks, pebbles, and boulders, between milk, yoghurt, butter, and cream, between men, statutes, dolls, boys, women, girls, trees, bushes, circles, and rectangles. These categorise we learn, and we learn it during our cultural upbringing, and what we learn is not only to deliminate, but how to feel about each category, how to understand them all. This combination of a delimination and a feeling is what forms a </text:span><text:span text:style-name="T1">culturual prejudice</text:span><text:span text:style-name="T4"> (or bias).</text:span></text:p>
      <text:p text:style-name="P2"/>
      <text:p text:style-name="P2"><text:span text:style-name="T4">Now</text:span><text:span text:style-name="T5"> </text:span><text:span text:style-name="T4">to meaningness. And the project. Simone de Beauvoir tells </text:span><text:span text:style-name="T5">a</text:span><text:span text:style-name="T4"> story </text:span><text:span text:style-name="T5">as an example of a life project. It is a story </text:span><text:span text:style-name="T4">of </text:span><text:span text:style-name="T5">the Greek general, and later king, Pyrrhus of Epirus (BC 319-272) and one alleged conversation he had with his friend and advisor Cineas:</text:span></text:p>
      <text:p text:style-name="P3"><text:soft-page-break/><text:span text:style-name="T10">Pyrrhus</text:span><text:span text:style-name="T4">: “First we conquer Greece.” </text:span></text:p>
      <text:p text:style-name="P3"><text:span text:style-name="T10">Cineas</text:span><text:span text:style-name="T4">: “And then what?” </text:span></text:p>
      <text:p text:style-name="P3"><text:span text:style-name="T10">Pyrrhus</text:span><text:span text:style-name="T4">: “Then we take over Africa.” </text:span></text:p>
      <text:p text:style-name="P3"><text:span text:style-name="T10">Cineas</text:span><text:span text:style-name="T4">: “And then what?” </text:span></text:p>
      <text:p text:style-name="P3"><text:span text:style-name="T10">Pyrrhus</text:span><text:span text:style-name="T4">: “Then we go to Asia and conquer Asia Minor and Arabia” </text:span></text:p>
      <text:p text:style-name="P3"><text:span text:style-name="T10">Cineas</text:span><text:span text:style-name="T4">: “And then what?” </text:span></text:p>
      <text:p text:style-name="P3"><text:span text:style-name="T10">Pyrrhus</text:span><text:span text:style-name="T4">: “Then we go all the way to India.” </text:span></text:p>
      <text:p text:style-name="P3"><text:span text:style-name="T10">Cineas</text:span><text:span text:style-name="T4">: “And then what?” </text:span></text:p>
      <text:p text:style-name="P3"><text:span text:style-name="T10">Pyrrhus</text:span><text:span text:style-name="T4">: “Oh, after India I rest.” </text:span></text:p>
      <text:p text:style-name="P3"><text:span text:style-name="T10">Cineas</text:span><text:span text:style-name="T4">: “But why, then, don't you rest now?”</text:span></text:p>
      <text:p text:style-name="P3"/>
      <text:p text:style-name="P3"><text:span text:style-name="T4">This stands as an example of a project</text:span><text:span text:style-name="T6">, but is it an example of meaningness? In a recent interview, the film maker Woody Allen described the reason for his own project:</text:span></text:p>
      <text:p text:style-name="P4"><text:span text:style-name="T10">Woody Allen: </text:span><text:span text:style-name="T1">"If I don't solve it, it's going to be a bad movie but I won't die. That's why I do it. I distract myself... making movies is a wonderful distraction. I'm not thinking about my death, the decaying of my body, that I will be old one day in a very distant future."</text:span></text:p>
      <text:p text:style-name="P11">Is this a description of meaningness?</text:p>
      <text:p text:style-name="P4"><text:span text:style-name="T4">My answer to these questions is </text:span><text:span text:style-name="T1">no</text:span><text:span text:style-name="T4">. When cosmic meaning is declared absent, usually by death of God, its insignificance often missed. This results in life projects such as the ones in these two examples, which main purpose is to distract oneself from the fact that we will all soon die and it will all have been about nothing. These projects are not projects of meaningness, becuase they are means to an end, and not an end in themselves. </text:span></text:p>
      <text:p text:style-name="P4"/>
      <text:p text:style-name="P4"><text:span text:style-name="T4">A true project can never be a means to an end. It can never be completed. A project whose whole purpose is to end itself and make itself redundant, such as conquering the world, erradicate evil, scientificially explain everything, own everything, create a utopia, is the oposite of meaningness. Such a project is a </text:span><text:span text:style-name="T1">totallitarian project. </text:span><text:span text:style-name="T4">This is true for some forms of Marxism, as well as neoliberalism and a scientific theory of everything. It is true for any striving for an ideal or perfection. These are the projects driven by insecurity, and they are the oposite of meaningness. </text:span></text:p>
      <text:p text:style-name="P11"/>
      <text:p text:style-name="P5"><text:span text:style-name="T4">Meaningness is found in another kind of project, the project which is its own reason for being.</text:span><text:span text:style-name="T8"> And the meaningness of life is the reason for being. It's the project of being a human being, and not a bit of filth, it is the project of grabbing our infinite (to all practical purposes) personhood and transend our nature and nurture. It is the project of turning the Other into eachother, for one cannot grab one's personhood without also helping someone else in this regard, and one cannot do it alone. And it is a never-ending project, since conciousness is not a binary, and the pool of personhood has no bottom, the transformation is never-ending and without goal. Here my modern prejudice surfaces, and I must battle with the notion that change and progress are not equal. Transformations do not make us better, it merely makes us different, and possibly more. </text:span><text:span text:style-name="T9">A project of meaningness does not answer questions, it finds new ones.</text:span></text:p>
      <text:p text:style-name="P5"/>
      <text:p text:style-name="P8"><text:span text:style-name="T9">A</text:span><text:span text:style-name="T4"> project of meaningness is not totalitarian. In the personal context</text:span><text:span text:style-name="T16">, totalitarian thinking is the notion of perfection, and at the same time the intolerance of flaws. It is to have an idealised image of oneself, and then trying to chip off all flaws from that ideal. That is a totalitarian project, since the aim is to end the project. A sincere project is instead one where one explores one's weaknesses to learn about oneself, together with </text:span><text:span text:style-name="T15">each</text:span><text:span text:style-name="T16">other.<text:tab/></text:span></text:p>
      <text:p text:style-name="P5"/>
      <text:p text:style-name="P12">And how such a project is formed is derived from our biology. In the previous episodes, based on insecurity research, four stages of human development were described:</text:p>
      <text:p text:style-name="P12"><text:soft-page-break/>1. Immitating childhood (mirror neurons)</text:p>
      <text:p text:style-name="P12">2. Insecure adolecense (default network)</text:p>
      <text:p text:style-name="P12">3. Culture savvy adulthood (default network)</text:p>
      <text:p text:style-name="P12">4. Maturity into personhood (consciousness)</text:p>
      <text:p text:style-name="P12">The culture savvy adults we end up as depend on the cultural upbringing which brought us there. The project of meaningness is to challenge our cultural prejudice, preconceptions and biases, and they are rooted in our insecurity and fear of social pain. In our egos. And they can only be challenged socially.</text:p>
      <text:p text:style-name="P12">This can only be achieved together.</text:p>
      <text:p text:style-name="P5"/>
      <text:p text:style-name="P6"><text:span text:style-name="T10">Carl Jung:</text:span><text:span text:style-name="T11"> </text:span><text:span text:style-name="T3">"</text:span><text:span text:style-name="T2">Christ expresses the same idea when he says, "I appear in the least of your brethren"; and what about it . . . if the least of your brethren should be yourself - what about it then?</text:span><text:span text:style-name="T1">"</text:span></text:p>
      <text:p text:style-name="P6">In order to meet the other, she has to be turned into eachother. She has to be treated as a person, and not a means to an end. But our insecurities stand in the way for this. We want the other to love us, and, failing that, to like us, and failing that, to respect us, or failing that to fear, or loath us.<text:note text:id="ftn1" text:note-class="footnote"><text:note-citation>1</text:note-citation><text:note-body><text:p text:style-name="P14"><text:s/>Psychological research show that in a game, people hate one kind of player more than all else. The winner is respected, the loser is fine, people have some problems with the cheater, but no-one is as hated as the spoil-sport, the one that refuses to even play the game. The extrapolation of this result is that we are hard-wired to play the social game.</text:p></text:note-body></text:note> We want this because we are biologically hard wired to be insecure, to conform to social and cultural norms. <text:span text:style-name="T14">To find personhood and concious autonomy is to not play the social game and treat eachother as persons, and thus work as vehicles for eachother's personhood.</text:span><text:span text:style-name="T14"><text:note text:id="ftn2" text:note-class="footnote"><text:note-citation>2</text:note-citation><text:note-body><text:p text:style-name="P13">I have discussed this with many science minded people. Personally I am not interested in a scientific explanation for meaningness, but many have, so I can share my views on this here. In evolution things happen for the purpose of survival and reproduction. Many traits that evolve for these reasons become something completely different, many traits are not used in the way they originally evolved for (one example is a bone in our ear used for hearing which originally was a part of a reptile-like ancestor's jaw). Most of what we call human consciousness is most likely a trait which came into existance in order for humans to work together socially, to mitigate a culture over the generation and with it all the knowledge it contained, much of which was useful for survival. Being socially apt was then considered sexy and therefore good for reproduction. Part of what consciousness can do is to cancel other instincts. Instead of pulling the hand out of the burning fire one can conciouslly deside to put it in there. Maybe this will gain social status, make you distinguish yourself in the group. Or it can be a ritual which if you do not complete it makes you ostracised. Either way, these sciency explanations are conseivable. To me, it is not conciousness if an action is performed merely to cater to a social instinct before a more primal one. However, to concsiously go against our instincts to do something for no other reason than doing just that, without gaining social status, without enhancing our chances for sex, or what have you, only that can be considered consciousness, and most of us go through most of our lives without ever experiencing it. Ironically, then, the underlying reason for our possibility for consciousness is likely a by-product from our instinct for cultural conformity, but it is achieved exactly by rejecting that very conformity (in a conscious manner).</text:p></text:note-body></text:note></text:span><text:span text:style-name="T14"> What Jung referrs to there is that we should not see our flaws and shortcomings as something to hide. To love someone is to do so including flaws and imperfections. And we have to learn to love ourselves in order to love eachother. Because our flaws and imperfections are culturally decided, and they are based on our fear of social pain, our insecurity. We have to be open about our insecurity with eachother in order to see them and be seen. Only then can we love, and only then can we love, ourself as a person and eachother as persons. Everyone is flawed and yet no-one is. </text:span></text:p>
      <text:p text:style-name="P7"/>
      <text:p text:style-name="P24"><text:span text:style-name="T18">To find meaningness</text:span><text:span text:style-name="T17"> </text:span><text:span text:style-name="T18">is to </text:span><text:span text:style-name="T17">trancend one's culture and </text:span><text:span text:style-name="T18">the </text:span><text:span text:style-name="T17">identities that come with it. Th</text:span><text:span text:style-name="T18">e stage of maturity into personhood</text:span><text:span text:style-name="T17"> is completely dependent on previous stages. Therefore</text:span><text:span text:style-name="T18">, </text:span><text:span text:style-name="T17">each person</text:span><text:span text:style-name="T18">'</text:span><text:span text:style-name="T17">s meaningness </text:span><text:span text:style-name="T18">is </text:span><text:span text:style-name="T17">unique. And it is dependent on each person</text:span><text:span text:style-name="T18">'</text:span><text:span text:style-name="T17">s life history, including the cultural identities the person tried to coform to, but also events beyond that, such as trauman, autrocities, etc. So </text:span><text:span text:style-name="T29">my</text:span><text:span text:style-name="T22"> meaningness will be different from yours.</text:span><text:span text:style-name="T23"> It is not necessary, but it helps if your interactions with eachother is diverse. This enhances the cross-section of cultural biases which you can challenge within yourself. </text:span></text:p>
      <text:p text:style-name="P27"/>
      <text:p text:style-name="P26"><text:soft-page-break/><text:span text:style-name="T13">O</text:span><text:span text:style-name="T12">ne should not do anything with another purpose than doing just that. If I write a book it is not so that I can make the money I desperately need, or so that I can get the attention I desperately crave, or to proliferate an idea I deem incredibly important for the world, but only in order to write the book.</text:span><text:span text:style-name="T13"> The book then does not become a project, but it becomes assimilated into your own prjoect of meaningness.</text:span><text:span text:style-name="T12"> Then the success of the book is not meassured by how many copies it sells, but by how true to myself I have been during its writing, and how colusive it has been for my developing, or whatever unmeasurable measure of success</text:span><text:span text:style-name="T13">. It is by interacting with the world I learn about myself, and for some, writing a book is a valid strategy.</text:span></text:p>
      <text:p text:style-name="P25"/>
      <text:p text:style-name="P28">I can start a family for many reasons. People may frown upon me for not conforming to the family norm. I may have found a partner which makes me look good in the eyes of others (or so I think), or a partner whose genes I think will match mine well, so that I can reproduce in an unconscious act of genetic narcissism, so that I can be a valid member of society. Or I can do it for the reason that I am afraid of growing old alone, and hope that my family will take care of me when that happen. In these cases we do not treat people as people. We even create new people as means to insecurity driven culturally motivated ends. We do not treat our partner as a fellow human being but as the role of husband or as wife, and thereby we treat ourselves as conforming to respective cultural role. </text:p>
      <text:p text:style-name="P25"/>
      <text:p text:style-name="P25"><text:span text:style-name="T21">In a sense all projects, totalitarian or not, of meaningness or none, are about being in a context larger than one-self. That is what is so great about personhood: it is infinite (to all practical purposes). Which means that deep and sincere engagement in someone else is a project of personhood. And there are only so many people in life we can engage that deeply with, since we are limited in space and time. As such life-partners and a family, treated as human beings can be the most meaningful thing there is</text:span><text:span text:style-name="T24">, as long as the mutual transformations bring eachother closer, which is no guarantee.</text:span></text:p>
      <text:p text:style-name="P28"/>
      <text:p text:style-name="P4"><text:span text:style-name="T4">In terms of ethics, meaningness is good, and any kind of incincerity is evil. This is contrasted by e.g. utilitarianism, in which everything you do should be as a means to an end: to increase the total happiness/good, and reduce the total pain in the world. To me</text:span><text:span text:style-name="T7">, utilitarianism is evil by definition.</text:span></text:p>
      <text:p text:style-name="P15"/>
      <text:p text:style-name="P15"><text:span text:style-name="T25">Simone Weil</text:span><text:span text:style-name="T27"> wrote</text:span><text:span text:style-name="T25"> that the most corrupting thing about a political party is that its purpose becomes to grow. </text:span><text:span text:style-name="T27">A few years ago I</text:span><text:span text:style-name="T25"> harboured the idea that the purpose of any </text:span><text:span text:style-name="T27">political </text:span><text:span text:style-name="T25">activisim or party was to render itself redundant, and therefore can a party's decline (e.g. the Swedish social democrats') be seen as a success and not a failure. I do no longer believe that. Any constellation of people gathering should be focused on their own personal growth within the group. Let the constellation be a space, both physical and mental (and temporal?), where we can strive to be human beings in every moment and encounter, together. Where we can be true to ourselves, not learning 15 second phrases to answer sceptics, not learn how to effectively argue against those who disagree with us. </text:span><text:span text:style-name="T27">A struggle cannot be to eradicate the world from evil, in whatever form it may be, sexism, racism, classism, agism. </text:span><text:span text:style-name="T26">I think that is a misunderstanding of culture, every culture contains prejudice and hierchies which takes us away from being human, and every person grows up as a cultural being. Even if we change culture it won't disappear. We are instead left with ourselves, and therein lies the work, to deconstruct and stop being defined by culture.</text:span><text:span text:style-name="T27"> And to help create spaces for others to do so too, together. </text:span><text:span text:style-name="T28">Spaces of sincerity.</text:span></text:p>
      <text:p text:style-name="P15"/>
      <text:p text:style-name="P22"><text:span text:style-name="T19">Sincerity? That is a key word. By doing things for the sake of doing them, to treat eachother as human beings and not as means to an end, is to be sincere in every action. Politeness is a way to interact with people we do not know well, and is thereby a form a insincerity in the interaction. To have a job only as a means for means, or a partner only to conform to social norms, and not feel lonely, will corrupt your interactions with the job, or the partner.</text:span><text:span text:style-name="T20"> You will engage less when needed and be disinterested in what </text:span><text:soft-page-break/><text:span text:style-name="T20">has become a large part of your life. To create space is to engage sincerely in whatever you happen to do. </text:span></text:p>
      <text:p text:style-name="P22"/>
      <text:p text:style-name="P17">::JDLKSA talks about the three modes of engagement: exit, engage or akflalkf</text:p>
      <text:p text:style-name="P23"/>
      <text:p text:style-name="P18">Another example: A political goal can be to erradicate crime. This is a totalitarian project, which can be seen in the manner by which this goal is reached. One way to do it would be to imprison everyone. An even more efficient method to reach the goal would be to declare a crime-free zone and erradicate any population therein. Or one can change the law such that no-one can commit the crimes left in there. Another goal could be that everyone should get a passing grade out of school. This can be achieved by lowering the passing standards, or make sure everyone learns what will be on the test. These totalitarian methods can be contrasted by sincere ones, where the law makers and enforcers sincerely engages with a community, and of through that effort the crime rate lowers it was not as a goal but as a consequence of the sincere engagement. If instead of setting goals about grades for school-children you have an approach of sincerely engaging with their learning and education, the grades will come as a consequence, or not, but either way they will learn more.</text:p>
      <text:p text:style-name="P18"/>
      <text:p text:style-name="P18">If an employer want to get her employees to work better and harder for whatever reason, she can give them incentives, such as pay-bumps, bonuses, extra vacation, or whatever. Then she will ensure that her employers are no longer working in order to do a good job, and engage sincerely with it. She will ensure that the job becomes a means to an end, and make it devoid of meaningness. The real management question is not "<text:span text:style-name="T1">which incentives" </text:span>one should use to get better results. That is a so called loaded question, loaded with the fallacious assumptions that there are good incentives and all we need to do is find them. All incentives are bad, since they detracts from meaningness and detaches you from your job. It also reflects badly on the employer who failed to find people who care about the job, or to give people meaningful tasks for which they don't need external incentives to do well.</text:p>
      <text:p text:style-name="P18"/>
      <text:p text:style-name="P19">So I've pointed to a few thought systems which completely misses meaningness, which are aimed and focused on insincerity and thereby work against us gaining a deeper personhood and consciousness. One is utilitarianism, which says that nothing you do should be sincere, it should all be for the ill-defined greater good. In this view, one must break some eggs to make an omellette. Another example is the all more encompassing pseudo-liberal views of New Public Management, where all is measured and quantified in every work-place, which shiftes focus from doing a sincere job into fulfilling an arbitrary metric of incentives and other measures. </text:p>
      <text:p text:style-name="P19"/>
      <text:p text:style-name="P20">Happpiness.</text:p>
      <text:p text:style-name="P18"/>
      <text:p text:style-name="P21">Are there situations where instrumentalism and insincerity is warranted? I don't know. One place could be in professional encounters. These are the interhuman interactions where one expects professionality and politeness rather than deep engagements between human beings. I go to the hairdresser in order to get my hair cut, and the barber is thus a means to an end. A hairdresser engaging sincerely with her job I expect to be professional, and part of that is to be polite towards customers. </text:p>
      <text:p text:style-name="P9"/>
      <text:p text:style-name="P30">Here I am using words in a slightly unusual way. I make a difference between being aware and being conscious, and I think it is a difference that matters. When most people discuss what consciousness is, what they are actually treating is awareness. This confusion comes form the fact that the oposite of being aware is to be unconscious. Being aware of pain is not the same as being conscious. Consciousness implies something profoundly different, and I dare say it is a uniquely human potential. All humans, as well as many other creatures have an awareness of their surroudings and environment, <text:soft-page-break/>and even self. Only persons are conscious. Meaningness is the path towards consciousness.</text:p>
      <text:p text:style-name="P9"/>
      <text:p text:style-name="P9"/>
      <text:p text:style-name="P9"/>
      <text:p text:style-name="P9"/>
      <text:p text:style-name="P9"/>
      <text:p text:style-name="P9"/>
      <text:p text:style-name="P9"/>
      <text:p text:style-name="P16">one should not do anything with another purpose than doing just that. If I write a book it is not so that I can make the money I desperately need, or so that I can get the attention I desperately crave, or to proliferate an idea I <text:s/>deem incredibly important for the world, but only in order to write the book. Then the success of the book is not meassured by how many copies it sells, but by how true to my self I have been during its writing, and how colusive it has been for my developing, or whatever unmeasurable measure of suc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ヒラギノ角ゴ Pro W3" svg:font-family="'ヒラギノ角ゴ Pro W3'" style:font-family-generic="roman"/>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swiss" fo:font-size="12pt" fo:letter-spacing="normal" fo:language="en" fo:country="US" fo:font-style="normal" style:text-underline-style="none" fo:font-weight="normal" style:letter-kerning="true" fo:background-color="transparent" style:font-name-asian="ヒラギノ角ゴ Pro W3" style:font-family-asian="'ヒラギノ角ゴ Pro W3'" style:font-family-generic-asian="roman" style:font-size-asian="12pt" style:font-style-asian="normal" style:font-weight-asian="normal" style:font-name-complex="Helvetica" style:font-family-complex="Helvetica" style:font-family-generic-complex="swiss" style:font-size-complex="10pt" text:display="true"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7:57:03.971626706</meta:creation-date>
    <dc:date>2015-06-03T16:28:54.605570819</dc:date>
    <meta:editing-duration>PT2H42M16S</meta:editing-duration>
    <meta:editing-cycles>21</meta:editing-cycles>
    <meta:generator>LibreOffice/4.2.8.2$Linux_X86_64 LibreOffice_project/420m0$Build-2</meta:generator>
    <meta:document-statistic meta:table-count="0" meta:image-count="0" meta:object-count="0" meta:page-count="6" meta:paragraph-count="52" meta:word-count="3637" meta:character-count="20714" meta:non-whitespace-character-count="17106"/>
  </office:meta>
</office:document-meta>
</file>